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controle_5f_desempenh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adc5e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66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1b75b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4"/>
      <style:map style:condition="cell-content()=&quot;NÃO&quot;" style:apply-style-name="ConditionalStyle_5f_2" style:base-cell-address="controle_desempenho.C4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5"/>
      <style:map style:condition="cell-content()=&quot;NÃO&quot;" style:apply-style-name="ConditionalStyle_5f_2" style:base-cell-address="controle_desempenho.C5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6"/>
      <style:map style:condition="cell-content()=&quot;NÃO&quot;" style:apply-style-name="ConditionalStyle_5f_2" style:base-cell-address="controle_desempenho.C6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7"/>
      <style:map style:condition="cell-content()=&quot;NÃO&quot;" style:apply-style-name="ConditionalStyle_5f_2" style:base-cell-address="controle_desempenho.C7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8"/>
      <style:map style:condition="cell-content()=&quot;NÃO&quot;" style:apply-style-name="ConditionalStyle_5f_2" style:base-cell-address="controle_desempenho.C8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9"/>
      <style:map style:condition="cell-content()=&quot;NÃO&quot;" style:apply-style-name="ConditionalStyle_5f_2" style:base-cell-address="controle_desempenho.C9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0"/>
      <style:map style:condition="cell-content()=&quot;NÃO&quot;" style:apply-style-name="ConditionalStyle_5f_2" style:base-cell-address="controle_desempenho.C10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1"/>
      <style:map style:condition="cell-content()=&quot;NÃO&quot;" style:apply-style-name="ConditionalStyle_5f_2" style:base-cell-address="controle_desempenho.C11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2"/>
      <style:map style:condition="cell-content()=&quot;NÃO&quot;" style:apply-style-name="ConditionalStyle_5f_2" style:base-cell-address="controle_desempenho.C12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3"/>
      <style:map style:condition="cell-content()=&quot;NÃO&quot;" style:apply-style-name="ConditionalStyle_5f_2" style:base-cell-address="controle_desempenho.C13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4"/>
      <style:map style:condition="cell-content()=&quot;NÃO&quot;" style:apply-style-name="ConditionalStyle_5f_2" style:base-cell-address="controle_desempenho.C14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5"/>
      <style:map style:condition="cell-content()=&quot;NÃO&quot;" style:apply-style-name="ConditionalStyle_5f_2" style:base-cell-address="controle_desempenho.C15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6"/>
      <style:map style:condition="cell-content()=&quot;NÃO&quot;" style:apply-style-name="ConditionalStyle_5f_2" style:base-cell-address="controle_desempenho.C16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7"/>
      <style:map style:condition="cell-content()=&quot;NÃO&quot;" style:apply-style-name="ConditionalStyle_5f_2" style:base-cell-address="controle_desempenho.C17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8"/>
      <style:map style:condition="cell-content()=&quot;NÃO&quot;" style:apply-style-name="ConditionalStyle_5f_2" style:base-cell-address="controle_desempenho.C18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9"/>
      <style:map style:condition="cell-content()=&quot;NÃO&quot;" style:apply-style-name="ConditionalStyle_5f_2" style:base-cell-address="controle_desempenho.C19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0"/>
      <style:map style:condition="cell-content()=&quot;NÃO&quot;" style:apply-style-name="ConditionalStyle_5f_2" style:base-cell-address="controle_desempenho.C20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1"/>
      <style:map style:condition="cell-content()=&quot;NÃO&quot;" style:apply-style-name="ConditionalStyle_5f_2" style:base-cell-address="controle_desempenho.C21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2"/>
      <style:map style:condition="cell-content()=&quot;NÃO&quot;" style:apply-style-name="ConditionalStyle_5f_2" style:base-cell-address="controle_desempenho.C22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3"/>
      <style:map style:condition="cell-content()=&quot;NÃO&quot;" style:apply-style-name="ConditionalStyle_5f_2" style:base-cell-address="controle_desempenho.C23"/>
    </style:style>
    <style:style style:name="ce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4"/>
      <style:map style:condition="cell-content()=&quot;NÃO&quot;" style:apply-style-name="ConditionalStyle_5f_2" style:base-cell-address="controle_desempenho.G4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5"/>
      <style:map style:condition="cell-content()=&quot;NÃO&quot;" style:apply-style-name="ConditionalStyle_5f_2" style:base-cell-address="controle_desempenho.G5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6"/>
      <style:map style:condition="cell-content()=&quot;NÃO&quot;" style:apply-style-name="ConditionalStyle_5f_2" style:base-cell-address="controle_desempenho.G6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7"/>
      <style:map style:condition="cell-content()=&quot;NÃO&quot;" style:apply-style-name="ConditionalStyle_5f_2" style:base-cell-address="controle_desempenho.G7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8"/>
      <style:map style:condition="cell-content()=&quot;NÃO&quot;" style:apply-style-name="ConditionalStyle_5f_2" style:base-cell-address="controle_desempenho.G8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9"/>
      <style:map style:condition="cell-content()=&quot;NÃO&quot;" style:apply-style-name="ConditionalStyle_5f_2" style:base-cell-address="controle_desempenho.G9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0"/>
      <style:map style:condition="cell-content()=&quot;NÃO&quot;" style:apply-style-name="ConditionalStyle_5f_2" style:base-cell-address="controle_desempenho.G10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1"/>
      <style:map style:condition="cell-content()=&quot;NÃO&quot;" style:apply-style-name="ConditionalStyle_5f_2" style:base-cell-address="controle_desempenho.G11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2"/>
      <style:map style:condition="cell-content()=&quot;NÃO&quot;" style:apply-style-name="ConditionalStyle_5f_2" style:base-cell-address="controle_desempenho.G1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3"/>
      <style:map style:condition="cell-content()=&quot;NÃO&quot;" style:apply-style-name="ConditionalStyle_5f_2" style:base-cell-address="controle_desempenho.G13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4"/>
      <style:map style:condition="cell-content()=&quot;NÃO&quot;" style:apply-style-name="ConditionalStyle_5f_2" style:base-cell-address="controle_desempenho.G14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5"/>
      <style:map style:condition="cell-content()=&quot;NÃO&quot;" style:apply-style-name="ConditionalStyle_5f_2" style:base-cell-address="controle_desempenho.G15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6"/>
      <style:map style:condition="cell-content()=&quot;NÃO&quot;" style:apply-style-name="ConditionalStyle_5f_2" style:base-cell-address="controle_desempenho.G16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7"/>
      <style:map style:condition="cell-content()=&quot;NÃO&quot;" style:apply-style-name="ConditionalStyle_5f_2" style:base-cell-address="controle_desempenho.G17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8"/>
      <style:map style:condition="cell-content()=&quot;NÃO&quot;" style:apply-style-name="ConditionalStyle_5f_2" style:base-cell-address="controle_desempenho.G18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9"/>
      <style:map style:condition="cell-content()=&quot;NÃO&quot;" style:apply-style-name="ConditionalStyle_5f_2" style:base-cell-address="controle_desempenho.G19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0"/>
      <style:map style:condition="cell-content()=&quot;NÃO&quot;" style:apply-style-name="ConditionalStyle_5f_2" style:base-cell-address="controle_desempenho.G20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1"/>
      <style:map style:condition="cell-content()=&quot;NÃO&quot;" style:apply-style-name="ConditionalStyle_5f_2" style:base-cell-address="controle_desempenho.G21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2"/>
      <style:map style:condition="cell-content()=&quot;NÃO&quot;" style:apply-style-name="ConditionalStyle_5f_2" style:base-cell-address="controle_desempenho.G2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3"/>
      <style:map style:condition="cell-content()=&quot;NÃO&quot;" style:apply-style-name="ConditionalStyle_5f_2" style:base-cell-address="controle_desempenho.G23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4"/>
      <style:map style:condition="cell-content()=&quot;NÃO&quot;" style:apply-style-name="ConditionalStyle_5f_2" style:base-cell-address="controle_desempenho.G24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5"/>
      <style:map style:condition="cell-content()=&quot;NÃO&quot;" style:apply-style-name="ConditionalStyle_5f_2" style:base-cell-address="controle_desempenho.G25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6"/>
      <style:map style:condition="cell-content()=&quot;NÃO&quot;" style:apply-style-name="ConditionalStyle_5f_2" style:base-cell-address="controle_desempenho.G26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7"/>
      <style:map style:condition="cell-content()=&quot;NÃO&quot;" style:apply-style-name="ConditionalStyle_5f_2" style:base-cell-address="controle_desempenho.G27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8"/>
      <style:map style:condition="cell-content()=&quot;NÃO&quot;" style:apply-style-name="ConditionalStyle_5f_2" style:base-cell-address="controle_desempenho.G28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9"/>
      <style:map style:condition="cell-content()=&quot;NÃO&quot;" style:apply-style-name="ConditionalStyle_5f_2" style:base-cell-address="controle_desempenho.G29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0"/>
      <style:map style:condition="cell-content()=&quot;NÃO&quot;" style:apply-style-name="ConditionalStyle_5f_2" style:base-cell-address="controle_desempenho.G30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1"/>
      <style:map style:condition="cell-content()=&quot;NÃO&quot;" style:apply-style-name="ConditionalStyle_5f_2" style:base-cell-address="controle_desempenho.G31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2"/>
      <style:map style:condition="cell-content()=&quot;NÃO&quot;" style:apply-style-name="ConditionalStyle_5f_2" style:base-cell-address="controle_desempenho.G32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3"/>
      <style:map style:condition="cell-content()=&quot;NÃO&quot;" style:apply-style-name="ConditionalStyle_5f_2" style:base-cell-address="controle_desempenho.G33"/>
    </style:style>
    <style:style style:name="ce14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6"/>
      <style:map style:condition="cell-content()&lt;50%" style:apply-style-name="ConditionalStyle_5f_4" style:base-cell-address="controle_desempenho.G36"/>
    </style:style>
    <style:style style:name="ce14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7"/>
      <style:map style:condition="cell-content()&lt;50%" style:apply-style-name="ConditionalStyle_5f_4" style:base-cell-address="controle_desempenho.G37"/>
    </style:style>
    <style:style style:name="ce15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8"/>
      <style:map style:condition="cell-content()&lt;50%" style:apply-style-name="ConditionalStyle_5f_4" style:base-cell-address="controle_desempenho.G38"/>
    </style:style>
    <style:style style:name="ce15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=50%" style:apply-style-name="ConditionalStyle_5f_3" style:base-cell-address="controle_desempenho.G39"/>
      <style:map style:condition="cell-content()&lt;50%" style:apply-style-name="ConditionalStyle_5f_4" style:base-cell-address="controle_desempenho.G39"/>
    </style:style>
    <style:style style:name="ce155" style:family="table-cell" style:parent-style-name="Default">
      <style:table-cell-properties fo:border="none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4"/>
      <style:map style:condition="cell-content()=&quot;NÃO&quot;" style:apply-style-name="ConditionalStyle_5f_2" style:base-cell-address="controle_desempenho.K4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5"/>
      <style:map style:condition="cell-content()=&quot;NÃO&quot;" style:apply-style-name="ConditionalStyle_5f_2" style:base-cell-address="controle_desempenho.K5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6"/>
      <style:map style:condition="cell-content()=&quot;NÃO&quot;" style:apply-style-name="ConditionalStyle_5f_2" style:base-cell-address="controle_desempenho.K6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7"/>
      <style:map style:condition="cell-content()=&quot;NÃO&quot;" style:apply-style-name="ConditionalStyle_5f_2" style:base-cell-address="controle_desempenho.K7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8"/>
      <style:map style:condition="cell-content()=&quot;NÃO&quot;" style:apply-style-name="ConditionalStyle_5f_2" style:base-cell-address="controle_desempenho.K8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9"/>
      <style:map style:condition="cell-content()=&quot;NÃO&quot;" style:apply-style-name="ConditionalStyle_5f_2" style:base-cell-address="controle_desempenho.K9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0"/>
      <style:map style:condition="cell-content()=&quot;NÃO&quot;" style:apply-style-name="ConditionalStyle_5f_2" style:base-cell-address="controle_desempenho.K10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1"/>
      <style:map style:condition="cell-content()=&quot;NÃO&quot;" style:apply-style-name="ConditionalStyle_5f_2" style:base-cell-address="controle_desempenho.K11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2"/>
      <style:map style:condition="cell-content()=&quot;NÃO&quot;" style:apply-style-name="ConditionalStyle_5f_2" style:base-cell-address="controle_desempenho.K12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3"/>
      <style:map style:condition="cell-content()=&quot;NÃO&quot;" style:apply-style-name="ConditionalStyle_5f_2" style:base-cell-address="controle_desempenho.K13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4"/>
      <style:map style:condition="cell-content()=&quot;NÃO&quot;" style:apply-style-name="ConditionalStyle_5f_2" style:base-cell-address="controle_desempenho.K14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5"/>
      <style:map style:condition="cell-content()=&quot;NÃO&quot;" style:apply-style-name="ConditionalStyle_5f_2" style:base-cell-address="controle_desempenho.K15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6"/>
      <style:map style:condition="cell-content()=&quot;NÃO&quot;" style:apply-style-name="ConditionalStyle_5f_2" style:base-cell-address="controle_desempenho.K16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7"/>
      <style:map style:condition="cell-content()=&quot;NÃO&quot;" style:apply-style-name="ConditionalStyle_5f_2" style:base-cell-address="controle_desempenho.K17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8"/>
      <style:map style:condition="cell-content()=&quot;NÃO&quot;" style:apply-style-name="ConditionalStyle_5f_2" style:base-cell-address="controle_desempenho.K18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9"/>
      <style:map style:condition="cell-content()=&quot;NÃO&quot;" style:apply-style-name="ConditionalStyle_5f_2" style:base-cell-address="controle_desempenho.K19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0"/>
      <style:map style:condition="cell-content()=&quot;NÃO&quot;" style:apply-style-name="ConditionalStyle_5f_2" style:base-cell-address="controle_desempenho.K20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1"/>
      <style:map style:condition="cell-content()=&quot;NÃO&quot;" style:apply-style-name="ConditionalStyle_5f_2" style:base-cell-address="controle_desempenho.K21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2"/>
      <style:map style:condition="cell-content()=&quot;NÃO&quot;" style:apply-style-name="ConditionalStyle_5f_2" style:base-cell-address="controle_desempenho.K22"/>
    </style:style>
    <style:style style:name="ce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3"/>
      <style:map style:condition="cell-content()=&quot;NÃO&quot;" style:apply-style-name="ConditionalStyle_5f_2" style:base-cell-address="controle_desempenho.K2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controle_desempenho.C4">
          <table:error-message table:message-type="stop" table:display="true"/>
        </table:content-validation>
      </table:content-validations>
      <table:table table:name="controle_desempenho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1" table:number-columns-repeated="2" table:default-cell-style-name="ce58"/>
        <table:table-column table:style-name="co1" table:default-cell-style-name="ce2"/>
        <table:table-column table:style-name="co1" table:number-columns-repeated="6" table:default-cell-style-name="ce58"/>
        <table:table-column table:style-name="co2" table:number-columns-repeated="3" table:default-cell-style-name="ce58"/>
        <table:table-column table:style-name="co3" table:number-columns-repeated="3" table:default-cell-style-name="ce58"/>
        <table:table-column table:style-name="co2" table:number-columns-repeated="1006" table:default-cell-style-name="ce58"/>
        <table:table-row table:style-name="ro1">
          <table:table-cell table:style-name="ce1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1"/>
          <table:table-cell/>
          <table:table-cell table:style-name="ce28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29"/>
          <table:table-cell/>
          <table:table-cell table:style-name="ce28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2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4" table:formula="of:=1" office:value-type="float" office:value="1" calcext:value-type="float">
            <text:p>1</text:p>
          </table:table-cell>
          <table:table-cell table:style-name="ce5" office:value-type="string" calcext:value-type="string">
            <text:p>D</text:p>
          </table:table-cell>
          <table:table-cell table:style-name="ce41" table:content-validation-name="val1" office:value-type="string" calcext:value-type="string">
            <text:p>SIM</text:p>
          </table:table-cell>
          <table:table-cell/>
          <table:table-cell table:style-name="ce5" table:formula="of:=21" office:value-type="float" office:value="21" calcext:value-type="float">
            <text:p>21</text:p>
          </table:table-cell>
          <table:table-cell table:style-name="ce5" office:value-type="string" calcext:value-type="string">
            <text:p>C</text:p>
          </table:table-cell>
          <table:table-cell table:style-name="ce70" table:content-validation-name="val1" office:value-type="string" calcext:value-type="string">
            <text:p>SIM</text:p>
          </table:table-cell>
          <table:table-cell/>
          <table:table-cell table:style-name="ce5" table:formula="of:=51" office:value-type="float" office:value="51" calcext:value-type="float">
            <text:p>51</text:p>
          </table:table-cell>
          <table:table-cell table:style-name="ce5" office:value-type="string" calcext:value-type="string">
            <text:p>D</text:p>
          </table:table-cell>
          <table:table-cell table:style-name="ce120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4]+1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42" table:content-validation-name="val1" office:value-type="string" calcext:value-type="string">
            <text:p>SIM</text:p>
          </table:table-cell>
          <table:table-cell/>
          <table:table-cell table:style-name="ce5" table:formula="of:=[.E4]+1" office:value-type="float" office:value="22" calcext:value-type="float">
            <text:p>22</text:p>
          </table:table-cell>
          <table:table-cell table:style-name="ce5" office:value-type="string" calcext:value-type="string">
            <text:p>A</text:p>
          </table:table-cell>
          <table:table-cell table:style-name="ce71" table:content-validation-name="val1" office:value-type="string" calcext:value-type="string">
            <text:p>SIM</text:p>
          </table:table-cell>
          <table:table-cell/>
          <table:table-cell table:style-name="ce5" table:formula="of:=[.I4]+1" office:value-type="float" office:value="52" calcext:value-type="float">
            <text:p>52</text:p>
          </table:table-cell>
          <table:table-cell table:style-name="ce5" office:value-type="string" calcext:value-type="string">
            <text:p>C</text:p>
          </table:table-cell>
          <table:table-cell table:style-name="ce121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5]+1" office:value-type="float" office:value="3" calcext:value-type="float">
            <text:p>3</text:p>
          </table:table-cell>
          <table:table-cell table:style-name="ce5" office:value-type="string" calcext:value-type="string">
            <text:p>B</text:p>
          </table:table-cell>
          <table:table-cell table:style-name="ce44" table:content-validation-name="val1" office:value-type="string" calcext:value-type="string">
            <text:p>SIM</text:p>
          </table:table-cell>
          <table:table-cell/>
          <table:table-cell table:style-name="ce5" table:formula="of:=[.E5]+1" office:value-type="float" office:value="23" calcext:value-type="float">
            <text:p>23</text:p>
          </table:table-cell>
          <table:table-cell table:style-name="ce5" office:value-type="string" calcext:value-type="string">
            <text:p>A</text:p>
          </table:table-cell>
          <table:table-cell table:style-name="ce72" table:content-validation-name="val1" office:value-type="string" calcext:value-type="string">
            <text:p>SIM</text:p>
          </table:table-cell>
          <table:table-cell/>
          <table:table-cell table:style-name="ce5" table:formula="of:=[.I5]+1" office:value-type="float" office:value="53" calcext:value-type="float">
            <text:p>53</text:p>
          </table:table-cell>
          <table:table-cell table:style-name="ce5" office:value-type="string" calcext:value-type="string">
            <text:p>A</text:p>
          </table:table-cell>
          <table:table-cell table:style-name="ce122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6]+1" office:value-type="float" office:value="4" calcext:value-type="float">
            <text:p>4</text:p>
          </table:table-cell>
          <table:table-cell table:style-name="ce5" office:value-type="string" calcext:value-type="string">
            <text:p>E</text:p>
          </table:table-cell>
          <table:table-cell table:style-name="ce45" table:content-validation-name="val1" office:value-type="string" calcext:value-type="string">
            <text:p>SIM</text:p>
          </table:table-cell>
          <table:table-cell/>
          <table:table-cell table:style-name="ce5" table:formula="of:=[.E6]+1" office:value-type="float" office:value="24" calcext:value-type="float">
            <text:p>24</text:p>
          </table:table-cell>
          <table:table-cell table:style-name="ce5" office:value-type="string" calcext:value-type="string">
            <text:p>B</text:p>
          </table:table-cell>
          <table:table-cell table:style-name="ce73" table:content-validation-name="val1" office:value-type="string" calcext:value-type="string">
            <text:p>SIM</text:p>
          </table:table-cell>
          <table:table-cell/>
          <table:table-cell table:style-name="ce5" table:formula="of:=[.I6]+1" office:value-type="float" office:value="54" calcext:value-type="float">
            <text:p>54</text:p>
          </table:table-cell>
          <table:table-cell table:style-name="ce5" office:value-type="string" calcext:value-type="string">
            <text:p>A</text:p>
          </table:table-cell>
          <table:table-cell table:style-name="ce123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7]+1" office:value-type="float" office:value="5" calcext:value-type="float">
            <text:p>5</text:p>
          </table:table-cell>
          <table:table-cell table:style-name="ce5" office:value-type="string" calcext:value-type="string">
            <text:p>E</text:p>
          </table:table-cell>
          <table:table-cell table:style-name="ce46" table:content-validation-name="val1" office:value-type="string" calcext:value-type="string">
            <text:p>SIM</text:p>
          </table:table-cell>
          <table:table-cell/>
          <table:table-cell table:style-name="ce5" table:formula="of:=[.E7]+1" office:value-type="float" office:value="25" calcext:value-type="float">
            <text:p>25</text:p>
          </table:table-cell>
          <table:table-cell table:style-name="ce5" office:value-type="string" calcext:value-type="string">
            <text:p>E</text:p>
          </table:table-cell>
          <table:table-cell table:style-name="ce74" table:content-validation-name="val1" office:value-type="string" calcext:value-type="string">
            <text:p>SIM</text:p>
          </table:table-cell>
          <table:table-cell/>
          <table:table-cell table:style-name="ce5" table:formula="of:=[.I7]+1" office:value-type="float" office:value="55" calcext:value-type="float">
            <text:p>55</text:p>
          </table:table-cell>
          <table:table-cell table:style-name="ce5" office:value-type="string" calcext:value-type="string">
            <text:p>A</text:p>
          </table:table-cell>
          <table:table-cell table:style-name="ce124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8]+1" office:value-type="float" office:value="6" calcext:value-type="float">
            <text:p>6</text:p>
          </table:table-cell>
          <table:table-cell table:style-name="ce5" office:value-type="string" calcext:value-type="string">
            <text:p>B</text:p>
          </table:table-cell>
          <table:table-cell table:style-name="ce47" table:content-validation-name="val1" office:value-type="string" calcext:value-type="string">
            <text:p>SIM</text:p>
          </table:table-cell>
          <table:table-cell/>
          <table:table-cell table:style-name="ce5" table:formula="of:=[.E8]+1" office:value-type="float" office:value="26" calcext:value-type="float">
            <text:p>26</text:p>
          </table:table-cell>
          <table:table-cell table:style-name="ce5" office:value-type="string" calcext:value-type="string">
            <text:p>D</text:p>
          </table:table-cell>
          <table:table-cell table:style-name="ce75" table:content-validation-name="val1" office:value-type="string" calcext:value-type="string">
            <text:p>SIM</text:p>
          </table:table-cell>
          <table:table-cell/>
          <table:table-cell table:style-name="ce5" table:formula="of:=[.I8]+1" office:value-type="float" office:value="56" calcext:value-type="float">
            <text:p>56</text:p>
          </table:table-cell>
          <table:table-cell table:style-name="ce5" office:value-type="string" calcext:value-type="string">
            <text:p>D</text:p>
          </table:table-cell>
          <table:table-cell table:style-name="ce125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5" table:formula="of:=[.A9]+1" office:value-type="float" office:value="7" calcext:value-type="float">
            <text:p>7</text:p>
          </table:table-cell>
          <table:table-cell table:style-name="ce5" office:value-type="string" calcext:value-type="string">
            <text:p>C</text:p>
          </table:table-cell>
          <table:table-cell table:style-name="ce48" table:content-validation-name="val1" office:value-type="string" calcext:value-type="string">
            <text:p>SIM</text:p>
          </table:table-cell>
          <table:table-cell/>
          <table:table-cell table:style-name="ce5" table:formula="of:=[.E9]+1" office:value-type="float" office:value="27" calcext:value-type="float">
            <text:p>27</text:p>
          </table:table-cell>
          <table:table-cell table:style-name="ce5" office:value-type="string" calcext:value-type="string">
            <text:p>B</text:p>
          </table:table-cell>
          <table:table-cell table:style-name="ce76" table:content-validation-name="val1" office:value-type="string" calcext:value-type="string">
            <text:p>SIM</text:p>
          </table:table-cell>
          <table:table-cell/>
          <table:table-cell table:style-name="ce5" table:formula="of:=[.I9]+1" office:value-type="float" office:value="57" calcext:value-type="float">
            <text:p>57</text:p>
          </table:table-cell>
          <table:table-cell table:style-name="ce5" office:value-type="string" calcext:value-type="string">
            <text:p>A</text:p>
          </table:table-cell>
          <table:table-cell table:style-name="ce12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0]+1" office:value-type="float" office:value="8" calcext:value-type="float">
            <text:p>8</text:p>
          </table:table-cell>
          <table:table-cell table:style-name="ce5" office:value-type="string" calcext:value-type="string">
            <text:p>A</text:p>
          </table:table-cell>
          <table:table-cell table:style-name="ce49" table:content-validation-name="val1" office:value-type="string" calcext:value-type="string">
            <text:p>SIM</text:p>
          </table:table-cell>
          <table:table-cell/>
          <table:table-cell table:style-name="ce5" table:formula="of:=[.E10]+1" office:value-type="float" office:value="28" calcext:value-type="float">
            <text:p>28</text:p>
          </table:table-cell>
          <table:table-cell table:style-name="ce5" office:value-type="string" calcext:value-type="string">
            <text:p>D</text:p>
          </table:table-cell>
          <table:table-cell table:style-name="ce77" table:content-validation-name="val1" office:value-type="string" calcext:value-type="string">
            <text:p>SIM</text:p>
          </table:table-cell>
          <table:table-cell/>
          <table:table-cell table:style-name="ce5" table:formula="of:=[.I10]+1" office:value-type="float" office:value="58" calcext:value-type="float">
            <text:p>58</text:p>
          </table:table-cell>
          <table:table-cell table:style-name="ce5" office:value-type="string" calcext:value-type="string">
            <text:p>C</text:p>
          </table:table-cell>
          <table:table-cell table:style-name="ce127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1]+1" office:value-type="float" office:value="9" calcext:value-type="float">
            <text:p>9</text:p>
          </table:table-cell>
          <table:table-cell table:style-name="ce5" office:value-type="string" calcext:value-type="string">
            <text:p>B</text:p>
          </table:table-cell>
          <table:table-cell table:style-name="ce50" table:content-validation-name="val1" office:value-type="string" calcext:value-type="string">
            <text:p>SIM</text:p>
          </table:table-cell>
          <table:table-cell/>
          <table:table-cell table:style-name="ce5" table:formula="of:=[.E11]+1" office:value-type="float" office:value="29" calcext:value-type="float">
            <text:p>29</text:p>
          </table:table-cell>
          <table:table-cell table:style-name="ce5" office:value-type="string" calcext:value-type="string">
            <text:p>E</text:p>
          </table:table-cell>
          <table:table-cell table:style-name="ce78" table:content-validation-name="val1" office:value-type="string" calcext:value-type="string">
            <text:p>SIM</text:p>
          </table:table-cell>
          <table:table-cell/>
          <table:table-cell table:style-name="ce5" table:formula="of:=[.I11]+1" office:value-type="float" office:value="59" calcext:value-type="float">
            <text:p>59</text:p>
          </table:table-cell>
          <table:table-cell table:style-name="ce5" office:value-type="string" calcext:value-type="string">
            <text:p>B</text:p>
          </table:table-cell>
          <table:table-cell table:style-name="ce128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2]+1" office:value-type="float" office:value="10" calcext:value-type="float">
            <text:p>10</text:p>
          </table:table-cell>
          <table:table-cell table:style-name="ce5" office:value-type="string" calcext:value-type="string">
            <text:p>B</text:p>
          </table:table-cell>
          <table:table-cell table:style-name="ce51" table:content-validation-name="val1" office:value-type="string" calcext:value-type="string">
            <text:p>SIM</text:p>
          </table:table-cell>
          <table:table-cell/>
          <table:table-cell table:style-name="ce5" table:formula="of:=[.E12]+1" office:value-type="float" office:value="30" calcext:value-type="float">
            <text:p>30</text:p>
          </table:table-cell>
          <table:table-cell table:style-name="ce5" office:value-type="string" calcext:value-type="string">
            <text:p>C</text:p>
          </table:table-cell>
          <table:table-cell table:style-name="ce80" table:content-validation-name="val1" office:value-type="string" calcext:value-type="string">
            <text:p>SIM</text:p>
          </table:table-cell>
          <table:table-cell/>
          <table:table-cell table:style-name="ce5" table:formula="of:=[.I12]+1" office:value-type="float" office:value="60" calcext:value-type="float">
            <text:p>60</text:p>
          </table:table-cell>
          <table:table-cell table:style-name="ce5" office:value-type="string" calcext:value-type="string">
            <text:p>B</text:p>
          </table:table-cell>
          <table:table-cell table:style-name="ce12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3]+1" office:value-type="float" office:value="11" calcext:value-type="float">
            <text:p>11</text:p>
          </table:table-cell>
          <table:table-cell table:style-name="ce5" office:value-type="string" calcext:value-type="string">
            <text:p>B</text:p>
          </table:table-cell>
          <table:table-cell table:style-name="ce52" table:content-validation-name="val1" office:value-type="string" calcext:value-type="string">
            <text:p>SIM</text:p>
          </table:table-cell>
          <table:table-cell/>
          <table:table-cell table:style-name="ce5" table:formula="of:=[.E13]+1" office:value-type="float" office:value="31" calcext:value-type="float">
            <text:p>31</text:p>
          </table:table-cell>
          <table:table-cell table:style-name="ce5" office:value-type="string" calcext:value-type="string">
            <text:p>E</text:p>
          </table:table-cell>
          <table:table-cell table:style-name="ce81" table:content-validation-name="val1" office:value-type="string" calcext:value-type="string">
            <text:p>NÃO</text:p>
          </table:table-cell>
          <table:table-cell/>
          <table:table-cell table:style-name="ce5" table:formula="of:=[.I13]+1" office:value-type="float" office:value="61" calcext:value-type="float">
            <text:p>61</text:p>
          </table:table-cell>
          <table:table-cell table:style-name="ce5" office:value-type="string" calcext:value-type="string">
            <text:p>A</text:p>
          </table:table-cell>
          <table:table-cell table:style-name="ce14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4]+1" office:value-type="float" office:value="12" calcext:value-type="float">
            <text:p>12</text:p>
          </table:table-cell>
          <table:table-cell table:style-name="ce5" office:value-type="string" calcext:value-type="string">
            <text:p>C</text:p>
          </table:table-cell>
          <table:table-cell table:style-name="ce53" table:content-validation-name="val1" office:value-type="string" calcext:value-type="string">
            <text:p>SIM</text:p>
          </table:table-cell>
          <table:table-cell/>
          <table:table-cell table:style-name="ce5" table:formula="of:=[.E14]+1" office:value-type="float" office:value="32" calcext:value-type="float">
            <text:p>32</text:p>
          </table:table-cell>
          <table:table-cell table:style-name="ce5" office:value-type="string" calcext:value-type="string">
            <text:p>E</text:p>
          </table:table-cell>
          <table:table-cell table:style-name="ce82" table:content-validation-name="val1" office:value-type="string" calcext:value-type="string">
            <text:p>SIM</text:p>
          </table:table-cell>
          <table:table-cell/>
          <table:table-cell table:style-name="ce5" table:formula="of:=[.I14]+1" office:value-type="float" office:value="62" calcext:value-type="float">
            <text:p>62</text:p>
          </table:table-cell>
          <table:table-cell table:style-name="ce5" office:value-type="string" calcext:value-type="string">
            <text:p>D</text:p>
          </table:table-cell>
          <table:table-cell table:style-name="ce14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5]+1" office:value-type="float" office:value="13" calcext:value-type="float">
            <text:p>13</text:p>
          </table:table-cell>
          <table:table-cell table:style-name="ce5" office:value-type="string" calcext:value-type="string">
            <text:p>D</text:p>
          </table:table-cell>
          <table:table-cell table:style-name="ce54" table:content-validation-name="val1" office:value-type="string" calcext:value-type="string">
            <text:p>SIM</text:p>
          </table:table-cell>
          <table:table-cell/>
          <table:table-cell table:style-name="ce5" table:formula="of:=[.E15]+1" office:value-type="float" office:value="33" calcext:value-type="float">
            <text:p>33</text:p>
          </table:table-cell>
          <table:table-cell table:style-name="ce5" office:value-type="string" calcext:value-type="string">
            <text:p>E</text:p>
          </table:table-cell>
          <table:table-cell table:style-name="ce83" table:content-validation-name="val1" office:value-type="string" calcext:value-type="string">
            <text:p>SIM</text:p>
          </table:table-cell>
          <table:table-cell/>
          <table:table-cell table:style-name="ce5" table:formula="of:=[.I15]+1" office:value-type="float" office:value="63" calcext:value-type="float">
            <text:p>63</text:p>
          </table:table-cell>
          <table:table-cell table:style-name="ce5" office:value-type="string" calcext:value-type="string">
            <text:p>*</text:p>
          </table:table-cell>
          <table:table-cell table:style-name="ce147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5" table:formula="of:=[.A16]+1" office:value-type="float" office:value="14" calcext:value-type="float">
            <text:p>14</text:p>
          </table:table-cell>
          <table:table-cell table:style-name="ce5" office:value-type="string" calcext:value-type="string">
            <text:p>C</text:p>
          </table:table-cell>
          <table:table-cell table:style-name="ce55" table:content-validation-name="val1" office:value-type="string" calcext:value-type="string">
            <text:p>SIM</text:p>
          </table:table-cell>
          <table:table-cell/>
          <table:table-cell table:style-name="ce5" table:formula="of:=[.E16]+1" office:value-type="float" office:value="34" calcext:value-type="float">
            <text:p>34</text:p>
          </table:table-cell>
          <table:table-cell table:style-name="ce5" office:value-type="string" calcext:value-type="string">
            <text:p>E</text:p>
          </table:table-cell>
          <table:table-cell table:style-name="ce84" table:content-validation-name="val1" office:value-type="string" calcext:value-type="string">
            <text:p>NÃO</text:p>
          </table:table-cell>
          <table:table-cell/>
          <table:table-cell table:style-name="ce5" table:formula="of:=[.I16]+1" office:value-type="float" office:value="64" calcext:value-type="float">
            <text:p>64</text:p>
          </table:table-cell>
          <table:table-cell table:style-name="ce5" office:value-type="string" calcext:value-type="string">
            <text:p>A</text:p>
          </table:table-cell>
          <table:table-cell table:style-name="ce152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7]+1" office:value-type="float" office:value="15" calcext:value-type="float">
            <text:p>15</text:p>
          </table:table-cell>
          <table:table-cell table:style-name="ce5" office:value-type="string" calcext:value-type="string">
            <text:p>C</text:p>
          </table:table-cell>
          <table:table-cell table:style-name="ce56" table:content-validation-name="val1" office:value-type="string" calcext:value-type="string">
            <text:p>SIM</text:p>
          </table:table-cell>
          <table:table-cell/>
          <table:table-cell table:style-name="ce5" table:formula="of:=[.E17]+1" office:value-type="float" office:value="35" calcext:value-type="float">
            <text:p>35</text:p>
          </table:table-cell>
          <table:table-cell table:style-name="ce5" office:value-type="string" calcext:value-type="string">
            <text:p>E</text:p>
          </table:table-cell>
          <table:table-cell table:style-name="ce85" table:content-validation-name="val1" office:value-type="string" calcext:value-type="string">
            <text:p>SIM</text:p>
          </table:table-cell>
          <table:table-cell/>
          <table:table-cell table:style-name="ce5" table:formula="of:=[.I17]+1" office:value-type="float" office:value="65" calcext:value-type="float">
            <text:p>65</text:p>
          </table:table-cell>
          <table:table-cell table:style-name="ce5" office:value-type="string" calcext:value-type="string">
            <text:p>B</text:p>
          </table:table-cell>
          <table:table-cell table:style-name="ce154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5" table:formula="of:=[.A18]+1" office:value-type="float" office:value="16" calcext:value-type="float">
            <text:p>16</text:p>
          </table:table-cell>
          <table:table-cell table:style-name="ce5" office:value-type="string" calcext:value-type="string">
            <text:p>D</text:p>
          </table:table-cell>
          <table:table-cell table:style-name="ce60" table:content-validation-name="val1" office:value-type="string" calcext:value-type="string">
            <text:p>SIM</text:p>
          </table:table-cell>
          <table:table-cell/>
          <table:table-cell table:style-name="ce5" table:formula="of:=[.E18]+1" office:value-type="float" office:value="36" calcext:value-type="float">
            <text:p>36</text:p>
          </table:table-cell>
          <table:table-cell table:style-name="ce5" office:value-type="string" calcext:value-type="string">
            <text:p>B</text:p>
          </table:table-cell>
          <table:table-cell table:style-name="ce86" table:content-validation-name="val1" office:value-type="string" calcext:value-type="string">
            <text:p>SIM</text:p>
          </table:table-cell>
          <table:table-cell/>
          <table:table-cell table:style-name="ce5" table:formula="of:=[.I18]+1" office:value-type="float" office:value="66" calcext:value-type="float">
            <text:p>66</text:p>
          </table:table-cell>
          <table:table-cell table:style-name="ce5" office:value-type="string" calcext:value-type="string">
            <text:p>E</text:p>
          </table:table-cell>
          <table:table-cell table:style-name="ce174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5" table:formula="of:=[.A19]+1" office:value-type="float" office:value="17" calcext:value-type="float">
            <text:p>17</text:p>
          </table:table-cell>
          <table:table-cell table:style-name="ce5" office:value-type="string" calcext:value-type="string">
            <text:p>D</text:p>
          </table:table-cell>
          <table:table-cell table:style-name="ce61" table:content-validation-name="val1" office:value-type="string" calcext:value-type="string">
            <text:p>SIM</text:p>
          </table:table-cell>
          <table:table-cell/>
          <table:table-cell table:style-name="ce5" table:formula="of:=[.E19]+1" office:value-type="float" office:value="37" calcext:value-type="float">
            <text:p>37</text:p>
          </table:table-cell>
          <table:table-cell table:style-name="ce5" office:value-type="string" calcext:value-type="string">
            <text:p>C</text:p>
          </table:table-cell>
          <table:table-cell table:style-name="ce87" table:content-validation-name="val1" office:value-type="string" calcext:value-type="string">
            <text:p>SIM</text:p>
          </table:table-cell>
          <table:table-cell/>
          <table:table-cell table:style-name="ce5" table:formula="of:=[.I19]+1" office:value-type="float" office:value="67" calcext:value-type="float">
            <text:p>67</text:p>
          </table:table-cell>
          <table:table-cell table:style-name="ce5" office:value-type="string" calcext:value-type="string">
            <text:p>C</text:p>
          </table:table-cell>
          <table:table-cell table:style-name="ce17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20]+1" office:value-type="float" office:value="18" calcext:value-type="float">
            <text:p>18</text:p>
          </table:table-cell>
          <table:table-cell table:style-name="ce5" office:value-type="string" calcext:value-type="string">
            <text:p>E</text:p>
          </table:table-cell>
          <table:table-cell table:style-name="ce62" table:content-validation-name="val1" office:value-type="string" calcext:value-type="string">
            <text:p>SIM</text:p>
          </table:table-cell>
          <table:table-cell/>
          <table:table-cell table:style-name="ce5" table:formula="of:=[.E20]+1" office:value-type="float" office:value="38" calcext:value-type="float">
            <text:p>38</text:p>
          </table:table-cell>
          <table:table-cell table:style-name="ce5" office:value-type="string" calcext:value-type="string">
            <text:p>D</text:p>
          </table:table-cell>
          <table:table-cell table:style-name="ce88" table:content-validation-name="val1" office:value-type="string" calcext:value-type="string">
            <text:p>SIM</text:p>
          </table:table-cell>
          <table:table-cell/>
          <table:table-cell table:style-name="ce5" table:formula="of:=[.I20]+1" office:value-type="float" office:value="68" calcext:value-type="float">
            <text:p>68</text:p>
          </table:table-cell>
          <table:table-cell table:style-name="ce5" office:value-type="string" calcext:value-type="string">
            <text:p>D</text:p>
          </table:table-cell>
          <table:table-cell table:style-name="ce17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21]+1" office:value-type="float" office:value="19" calcext:value-type="float">
            <text:p>19</text:p>
          </table:table-cell>
          <table:table-cell table:style-name="ce5" office:value-type="string" calcext:value-type="string">
            <text:p>C</text:p>
          </table:table-cell>
          <table:table-cell table:style-name="ce63" table:content-validation-name="val1" office:value-type="string" calcext:value-type="string">
            <text:p>SIM</text:p>
          </table:table-cell>
          <table:table-cell/>
          <table:table-cell table:style-name="ce5" table:formula="of:=[.E21]+1" office:value-type="float" office:value="39" calcext:value-type="float">
            <text:p>39</text:p>
          </table:table-cell>
          <table:table-cell table:style-name="ce5" office:value-type="string" calcext:value-type="string">
            <text:p>C</text:p>
          </table:table-cell>
          <table:table-cell table:style-name="ce89" table:content-validation-name="val1" office:value-type="string" calcext:value-type="string">
            <text:p>NÃO</text:p>
          </table:table-cell>
          <table:table-cell/>
          <table:table-cell table:style-name="ce5" table:formula="of:=[.I21]+1" office:value-type="float" office:value="69" calcext:value-type="float">
            <text:p>69</text:p>
          </table:table-cell>
          <table:table-cell table:style-name="ce5" office:value-type="string" calcext:value-type="string">
            <text:p>C</text:p>
          </table:table-cell>
          <table:table-cell table:style-name="ce177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6" table:formula="of:=[.A22]+1" office:value-type="float" office:value="20" calcext:value-type="float">
            <text:p>20</text:p>
          </table:table-cell>
          <table:table-cell table:style-name="ce6" office:value-type="string" calcext:value-type="string">
            <text:p>A</text:p>
          </table:table-cell>
          <table:table-cell table:style-name="ce57" table:content-validation-name="val1" office:value-type="string" calcext:value-type="string">
            <text:p>SIM</text:p>
          </table:table-cell>
          <table:table-cell/>
          <table:table-cell table:style-name="ce5" table:formula="of:=[.E22]+1" office:value-type="float" office:value="40" calcext:value-type="float">
            <text:p>40</text:p>
          </table:table-cell>
          <table:table-cell table:style-name="ce5" office:value-type="string" calcext:value-type="string">
            <text:p>D</text:p>
          </table:table-cell>
          <table:table-cell table:style-name="ce90" table:content-validation-name="val1" office:value-type="string" calcext:value-type="string">
            <text:p>NÃO</text:p>
          </table:table-cell>
          <table:table-cell/>
          <table:table-cell table:style-name="ce6" table:formula="of:=[.I22]+1" office:value-type="float" office:value="70" calcext:value-type="float">
            <text:p>70</text:p>
          </table:table-cell>
          <table:table-cell table:style-name="ce6" office:value-type="string" calcext:value-type="string">
            <text:p>A</text:p>
          </table:table-cell>
          <table:table-cell table:style-name="ce7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5" table:formula="of:=[.E23]+1" office:value-type="float" office:value="41" calcext:value-type="float">
            <text:p>41</text:p>
          </table:table-cell>
          <table:table-cell table:style-name="ce5" office:value-type="string" calcext:value-type="string">
            <text:p>D</text:p>
          </table:table-cell>
          <table:table-cell table:style-name="ce91" table:content-validation-name="val1" office:value-type="string" calcext:value-type="string">
            <text:p>NÃO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Default" table:number-columns-repeated="3"/>
          <table:table-cell/>
          <table:table-cell table:style-name="ce5" table:formula="of:=[.E24]+1" office:value-type="float" office:value="42" calcext:value-type="float">
            <text:p>42</text:p>
          </table:table-cell>
          <table:table-cell table:style-name="ce5" office:value-type="string" calcext:value-type="string">
            <text:p>D</text:p>
          </table:table-cell>
          <table:table-cell table:style-name="ce92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5]+1" office:value-type="float" office:value="43" calcext:value-type="float">
            <text:p>43</text:p>
          </table:table-cell>
          <table:table-cell table:style-name="ce5" office:value-type="string" calcext:value-type="string">
            <text:p>E</text:p>
          </table:table-cell>
          <table:table-cell table:style-name="ce93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6]+1" office:value-type="float" office:value="44" calcext:value-type="float">
            <text:p>44</text:p>
          </table:table-cell>
          <table:table-cell table:style-name="ce5" office:value-type="string" calcext:value-type="string">
            <text:p>D</text:p>
          </table:table-cell>
          <table:table-cell table:style-name="ce94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7]+1" office:value-type="float" office:value="45" calcext:value-type="float">
            <text:p>45</text:p>
          </table:table-cell>
          <table:table-cell table:style-name="ce5" office:value-type="string" calcext:value-type="string">
            <text:p>B</text:p>
          </table:table-cell>
          <table:table-cell table:style-name="ce96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8]+1" office:value-type="float" office:value="46" calcext:value-type="float">
            <text:p>46</text:p>
          </table:table-cell>
          <table:table-cell table:style-name="ce5" office:value-type="string" calcext:value-type="string">
            <text:p>B</text:p>
          </table:table-cell>
          <table:table-cell table:style-name="ce97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9]+1" office:value-type="float" office:value="47" calcext:value-type="float">
            <text:p>47</text:p>
          </table:table-cell>
          <table:table-cell table:style-name="ce5" office:value-type="string" calcext:value-type="string">
            <text:p>C</text:p>
          </table:table-cell>
          <table:table-cell table:style-name="ce103" table:content-validation-name="val1" office:value-type="string" calcext:value-type="string">
            <text:p>NÃO</text:p>
          </table:table-cell>
          <table:table-cell/>
          <table:table-cell table:style-name="ce155" table:number-columns-repeated="5"/>
          <table:table-cell table:style-name="Default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30]+1" office:value-type="float" office:value="48" calcext:value-type="float">
            <text:p>48</text:p>
          </table:table-cell>
          <table:table-cell table:style-name="ce5" office:value-type="string" calcext:value-type="string">
            <text:p>B</text:p>
          </table:table-cell>
          <table:table-cell table:style-name="ce112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31]+1" office:value-type="float" office:value="49" calcext:value-type="float">
            <text:p>49</text:p>
          </table:table-cell>
          <table:table-cell table:style-name="ce5" office:value-type="string" calcext:value-type="string">
            <text:p>C</text:p>
          </table:table-cell>
          <table:table-cell table:style-name="ce113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4"/>
          <table:table-cell table:style-name="ce6" table:formula="of:=[.E32]+1" office:value-type="float" office:value="50" calcext:value-type="float">
            <text:p>50</text:p>
          </table:table-cell>
          <table:table-cell table:style-name="ce6" office:value-type="string" calcext:value-type="string">
            <text:p>E</text:p>
          </table:table-cell>
          <table:table-cell table:style-name="ce59" table:content-validation-name="val1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ÁREA DE CONHECIMENTO</text:p>
          </table:table-cell>
          <table:covered-table-cell table:number-columns-repeated="2" table:style-name="ce37"/>
          <table:table-cell table:style-name="ce12" office:value-type="string" calcext:value-type="string" table:number-columns-spanned="3" table:number-rows-spanned="1">
            <text:p>QUESTÕES RESOLVIDAS</text:p>
          </table:table-cell>
          <table:covered-table-cell table:number-columns-repeated="2" table:style-name="Default"/>
          <table:table-cell table:style-name="ce12" office:value-type="string" calcext:value-type="string" table:number-columns-spanned="5" table:number-rows-spanned="1">
            <text:p>PROVEITAMENTO POR ÁREA DE CONHECIMENTO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13"/>
          <table:table-cell table:style-name="ce102" table:formula="of:=COUNTIF([.C4:.C23];&quot;=SIM&quot;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Default"/>
          <table:table-cell table:style-name="ce148" table:formula="of:=[.D36]/20" office:value-type="percentage" office:value="1" calcext:value-type="percentage" table:number-columns-spanned="5" table:number-rows-spanned="1">
            <text:p>100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13"/>
          <table:table-cell table:style-name="ce102" table:formula="of:=COUNTIF([.G4:.G33];&quot;=SIM&quot;)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Default"/>
          <table:table-cell table:style-name="ce149" table:formula="of:=[.D37]/30" office:value-type="percentage" office:value="0.566666666666667" calcext:value-type="percentage" table:number-columns-spanned="5" table:number-rows-spanned="1">
            <text:p>56,67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13"/>
          <table:table-cell table:style-name="ce102" table:formula="of:=COUNTIF([.K4:.K23];&quot;=SIM&quot;)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ce150" table:formula="of:=[.D38]/20" office:value-type="percentage" office:value="0.35" calcext:value-type="percentage" table:number-columns-spanned="5" table:number-rows-spanned="1">
            <text:p>35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3" table:number-rows-spanned="1">
            <text:p>TOTAL</text:p>
          </table:table-cell>
          <table:covered-table-cell table:number-columns-repeated="2" table:style-name="ce43"/>
          <table:table-cell table:style-name="ce95" table:formula="of:=SUM([.D36];[.D37];[.D38])" office:value-type="float" office:value="44" calcext:value-type="float" table:number-columns-spanned="3" table:number-rows-spanned="1">
            <text:p>44</text:p>
          </table:table-cell>
          <table:covered-table-cell table:number-columns-repeated="2" table:style-name="Default"/>
          <table:table-cell table:style-name="ce151" table:formula="of:=[.D39]/70" office:value-type="percentage" office:value="0.628571428571429" calcext:value-type="percentage" table:number-columns-spanned="5" table:number-rows-spanned="1">
            <text:p>62,86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trole_desempenho.G33:controle_desempenho.G33">
            <calcext:condition calcext:apply-style-name="ConditionalStyle_1" calcext:value="=&quot;SIM&quot;" calcext:base-cell-address="controle_desempenho.G33"/>
            <calcext:condition calcext:apply-style-name="ConditionalStyle_2" calcext:value="=&quot;NÃO&quot;" calcext:base-cell-address="controle_desempenho.G33"/>
          </calcext:conditional-format>
          <calcext:conditional-format calcext:target-range-address="controle_desempenho.K23:controle_desempenho.K23">
            <calcext:condition calcext:apply-style-name="ConditionalStyle_1" calcext:value="=&quot;SIM&quot;" calcext:base-cell-address="controle_desempenho.K23"/>
            <calcext:condition calcext:apply-style-name="ConditionalStyle_2" calcext:value="=&quot;NÃO&quot;" calcext:base-cell-address="controle_desempenho.K23"/>
          </calcext:conditional-format>
          <calcext:conditional-format calcext:target-range-address="controle_desempenho.G36:controle_desempenho.G36">
            <calcext:condition calcext:apply-style-name="ConditionalStyle_3" calcext:value="&gt;=50%" calcext:base-cell-address="controle_desempenho.G36"/>
            <calcext:condition calcext:apply-style-name="ConditionalStyle_4" calcext:value="&lt;50%" calcext:base-cell-address="controle_desempenho.G36"/>
          </calcext:conditional-format>
          <calcext:conditional-format calcext:target-range-address="controle_desempenho.G37:controle_desempenho.G37">
            <calcext:condition calcext:apply-style-name="ConditionalStyle_3" calcext:value="&gt;=50%" calcext:base-cell-address="controle_desempenho.G37"/>
            <calcext:condition calcext:apply-style-name="ConditionalStyle_4" calcext:value="&lt;50%" calcext:base-cell-address="controle_desempenho.G37"/>
          </calcext:conditional-format>
          <calcext:conditional-format calcext:target-range-address="controle_desempenho.G38:controle_desempenho.G38">
            <calcext:condition calcext:apply-style-name="ConditionalStyle_3" calcext:value="&gt;=50%" calcext:base-cell-address="controle_desempenho.G38"/>
            <calcext:condition calcext:apply-style-name="ConditionalStyle_4" calcext:value="&lt;50%" calcext:base-cell-address="controle_desempenho.G38"/>
          </calcext:conditional-format>
          <calcext:conditional-format calcext:target-range-address="controle_desempenho.G39:controle_desempenho.G39">
            <calcext:condition calcext:apply-style-name="ConditionalStyle_3" calcext:value="&gt;=50%" calcext:base-cell-address="controle_desempenho.G39"/>
            <calcext:condition calcext:apply-style-name="ConditionalStyle_4" calcext:value="&lt;50%" calcext:base-cell-address="controle_desempenho.G39"/>
          </calcext:conditional-format>
          <calcext:conditional-format calcext:target-range-address="controle_desempenho.G4:controle_desempenho.G4">
            <calcext:condition calcext:apply-style-name="ConditionalStyle_1" calcext:value="=&quot;SIM&quot;" calcext:base-cell-address="controle_desempenho.G4"/>
            <calcext:condition calcext:apply-style-name="ConditionalStyle_2" calcext:value="=&quot;NÃO&quot;" calcext:base-cell-address="controle_desempenho.G4"/>
          </calcext:conditional-format>
          <calcext:conditional-format calcext:target-range-address="controle_desempenho.G5:controle_desempenho.G5">
            <calcext:condition calcext:apply-style-name="ConditionalStyle_1" calcext:value="=&quot;SIM&quot;" calcext:base-cell-address="controle_desempenho.G5"/>
            <calcext:condition calcext:apply-style-name="ConditionalStyle_2" calcext:value="=&quot;NÃO&quot;" calcext:base-cell-address="controle_desempenho.G5"/>
          </calcext:conditional-format>
          <calcext:conditional-format calcext:target-range-address="controle_desempenho.G6:controle_desempenho.G6">
            <calcext:condition calcext:apply-style-name="ConditionalStyle_1" calcext:value="=&quot;SIM&quot;" calcext:base-cell-address="controle_desempenho.G6"/>
            <calcext:condition calcext:apply-style-name="ConditionalStyle_2" calcext:value="=&quot;NÃO&quot;" calcext:base-cell-address="controle_desempenho.G6"/>
          </calcext:conditional-format>
          <calcext:conditional-format calcext:target-range-address="controle_desempenho.G7:controle_desempenho.G7">
            <calcext:condition calcext:apply-style-name="ConditionalStyle_1" calcext:value="=&quot;SIM&quot;" calcext:base-cell-address="controle_desempenho.G7"/>
            <calcext:condition calcext:apply-style-name="ConditionalStyle_2" calcext:value="=&quot;NÃO&quot;" calcext:base-cell-address="controle_desempenho.G7"/>
          </calcext:conditional-format>
          <calcext:conditional-format calcext:target-range-address="controle_desempenho.G8:controle_desempenho.G8">
            <calcext:condition calcext:apply-style-name="ConditionalStyle_1" calcext:value="=&quot;SIM&quot;" calcext:base-cell-address="controle_desempenho.G8"/>
            <calcext:condition calcext:apply-style-name="ConditionalStyle_2" calcext:value="=&quot;NÃO&quot;" calcext:base-cell-address="controle_desempenho.G8"/>
          </calcext:conditional-format>
          <calcext:conditional-format calcext:target-range-address="controle_desempenho.G9:controle_desempenho.G9">
            <calcext:condition calcext:apply-style-name="ConditionalStyle_1" calcext:value="=&quot;SIM&quot;" calcext:base-cell-address="controle_desempenho.G9"/>
            <calcext:condition calcext:apply-style-name="ConditionalStyle_2" calcext:value="=&quot;NÃO&quot;" calcext:base-cell-address="controle_desempenho.G9"/>
          </calcext:conditional-format>
          <calcext:conditional-format calcext:target-range-address="controle_desempenho.G10:controle_desempenho.G10">
            <calcext:condition calcext:apply-style-name="ConditionalStyle_1" calcext:value="=&quot;SIM&quot;" calcext:base-cell-address="controle_desempenho.G10"/>
            <calcext:condition calcext:apply-style-name="ConditionalStyle_2" calcext:value="=&quot;NÃO&quot;" calcext:base-cell-address="controle_desempenho.G10"/>
          </calcext:conditional-format>
          <calcext:conditional-format calcext:target-range-address="controle_desempenho.G11:controle_desempenho.G11">
            <calcext:condition calcext:apply-style-name="ConditionalStyle_1" calcext:value="=&quot;SIM&quot;" calcext:base-cell-address="controle_desempenho.G11"/>
            <calcext:condition calcext:apply-style-name="ConditionalStyle_2" calcext:value="=&quot;NÃO&quot;" calcext:base-cell-address="controle_desempenho.G11"/>
          </calcext:conditional-format>
          <calcext:conditional-format calcext:target-range-address="controle_desempenho.G12:controle_desempenho.G12">
            <calcext:condition calcext:apply-style-name="ConditionalStyle_1" calcext:value="=&quot;SIM&quot;" calcext:base-cell-address="controle_desempenho.G12"/>
            <calcext:condition calcext:apply-style-name="ConditionalStyle_2" calcext:value="=&quot;NÃO&quot;" calcext:base-cell-address="controle_desempenho.G12"/>
          </calcext:conditional-format>
          <calcext:conditional-format calcext:target-range-address="controle_desempenho.G13:controle_desempenho.G13">
            <calcext:condition calcext:apply-style-name="ConditionalStyle_1" calcext:value="=&quot;SIM&quot;" calcext:base-cell-address="controle_desempenho.G13"/>
            <calcext:condition calcext:apply-style-name="ConditionalStyle_2" calcext:value="=&quot;NÃO&quot;" calcext:base-cell-address="controle_desempenho.G13"/>
          </calcext:conditional-format>
          <calcext:conditional-format calcext:target-range-address="controle_desempenho.G14:controle_desempenho.G14">
            <calcext:condition calcext:apply-style-name="ConditionalStyle_1" calcext:value="=&quot;SIM&quot;" calcext:base-cell-address="controle_desempenho.G14"/>
            <calcext:condition calcext:apply-style-name="ConditionalStyle_2" calcext:value="=&quot;NÃO&quot;" calcext:base-cell-address="controle_desempenho.G14"/>
          </calcext:conditional-format>
          <calcext:conditional-format calcext:target-range-address="controle_desempenho.G15:controle_desempenho.G15">
            <calcext:condition calcext:apply-style-name="ConditionalStyle_1" calcext:value="=&quot;SIM&quot;" calcext:base-cell-address="controle_desempenho.G15"/>
            <calcext:condition calcext:apply-style-name="ConditionalStyle_2" calcext:value="=&quot;NÃO&quot;" calcext:base-cell-address="controle_desempenho.G15"/>
          </calcext:conditional-format>
          <calcext:conditional-format calcext:target-range-address="controle_desempenho.G16:controle_desempenho.G16">
            <calcext:condition calcext:apply-style-name="ConditionalStyle_1" calcext:value="=&quot;SIM&quot;" calcext:base-cell-address="controle_desempenho.G16"/>
            <calcext:condition calcext:apply-style-name="ConditionalStyle_2" calcext:value="=&quot;NÃO&quot;" calcext:base-cell-address="controle_desempenho.G16"/>
          </calcext:conditional-format>
          <calcext:conditional-format calcext:target-range-address="controle_desempenho.G17:controle_desempenho.G17">
            <calcext:condition calcext:apply-style-name="ConditionalStyle_1" calcext:value="=&quot;SIM&quot;" calcext:base-cell-address="controle_desempenho.G17"/>
            <calcext:condition calcext:apply-style-name="ConditionalStyle_2" calcext:value="=&quot;NÃO&quot;" calcext:base-cell-address="controle_desempenho.G17"/>
          </calcext:conditional-format>
          <calcext:conditional-format calcext:target-range-address="controle_desempenho.G18:controle_desempenho.G18">
            <calcext:condition calcext:apply-style-name="ConditionalStyle_1" calcext:value="=&quot;SIM&quot;" calcext:base-cell-address="controle_desempenho.G18"/>
            <calcext:condition calcext:apply-style-name="ConditionalStyle_2" calcext:value="=&quot;NÃO&quot;" calcext:base-cell-address="controle_desempenho.G18"/>
          </calcext:conditional-format>
          <calcext:conditional-format calcext:target-range-address="controle_desempenho.G19:controle_desempenho.G19">
            <calcext:condition calcext:apply-style-name="ConditionalStyle_1" calcext:value="=&quot;SIM&quot;" calcext:base-cell-address="controle_desempenho.G19"/>
            <calcext:condition calcext:apply-style-name="ConditionalStyle_2" calcext:value="=&quot;NÃO&quot;" calcext:base-cell-address="controle_desempenho.G19"/>
          </calcext:conditional-format>
          <calcext:conditional-format calcext:target-range-address="controle_desempenho.G20:controle_desempenho.G20">
            <calcext:condition calcext:apply-style-name="ConditionalStyle_1" calcext:value="=&quot;SIM&quot;" calcext:base-cell-address="controle_desempenho.G20"/>
            <calcext:condition calcext:apply-style-name="ConditionalStyle_2" calcext:value="=&quot;NÃO&quot;" calcext:base-cell-address="controle_desempenho.G20"/>
          </calcext:conditional-format>
          <calcext:conditional-format calcext:target-range-address="controle_desempenho.G21:controle_desempenho.G21">
            <calcext:condition calcext:apply-style-name="ConditionalStyle_1" calcext:value="=&quot;SIM&quot;" calcext:base-cell-address="controle_desempenho.G21"/>
            <calcext:condition calcext:apply-style-name="ConditionalStyle_2" calcext:value="=&quot;NÃO&quot;" calcext:base-cell-address="controle_desempenho.G21"/>
          </calcext:conditional-format>
          <calcext:conditional-format calcext:target-range-address="controle_desempenho.G22:controle_desempenho.G22">
            <calcext:condition calcext:apply-style-name="ConditionalStyle_1" calcext:value="=&quot;SIM&quot;" calcext:base-cell-address="controle_desempenho.G22"/>
            <calcext:condition calcext:apply-style-name="ConditionalStyle_2" calcext:value="=&quot;NÃO&quot;" calcext:base-cell-address="controle_desempenho.G22"/>
          </calcext:conditional-format>
          <calcext:conditional-format calcext:target-range-address="controle_desempenho.G23:controle_desempenho.G23">
            <calcext:condition calcext:apply-style-name="ConditionalStyle_1" calcext:value="=&quot;SIM&quot;" calcext:base-cell-address="controle_desempenho.G23"/>
            <calcext:condition calcext:apply-style-name="ConditionalStyle_2" calcext:value="=&quot;NÃO&quot;" calcext:base-cell-address="controle_desempenho.G23"/>
          </calcext:conditional-format>
          <calcext:conditional-format calcext:target-range-address="controle_desempenho.G24:controle_desempenho.G24">
            <calcext:condition calcext:apply-style-name="ConditionalStyle_1" calcext:value="=&quot;SIM&quot;" calcext:base-cell-address="controle_desempenho.G24"/>
            <calcext:condition calcext:apply-style-name="ConditionalStyle_2" calcext:value="=&quot;NÃO&quot;" calcext:base-cell-address="controle_desempenho.G24"/>
          </calcext:conditional-format>
          <calcext:conditional-format calcext:target-range-address="controle_desempenho.G25:controle_desempenho.G25">
            <calcext:condition calcext:apply-style-name="ConditionalStyle_1" calcext:value="=&quot;SIM&quot;" calcext:base-cell-address="controle_desempenho.G25"/>
            <calcext:condition calcext:apply-style-name="ConditionalStyle_2" calcext:value="=&quot;NÃO&quot;" calcext:base-cell-address="controle_desempenho.G25"/>
          </calcext:conditional-format>
          <calcext:conditional-format calcext:target-range-address="controle_desempenho.G26:controle_desempenho.G26">
            <calcext:condition calcext:apply-style-name="ConditionalStyle_1" calcext:value="=&quot;SIM&quot;" calcext:base-cell-address="controle_desempenho.G26"/>
            <calcext:condition calcext:apply-style-name="ConditionalStyle_2" calcext:value="=&quot;NÃO&quot;" calcext:base-cell-address="controle_desempenho.G26"/>
          </calcext:conditional-format>
          <calcext:conditional-format calcext:target-range-address="controle_desempenho.G27:controle_desempenho.G27">
            <calcext:condition calcext:apply-style-name="ConditionalStyle_1" calcext:value="=&quot;SIM&quot;" calcext:base-cell-address="controle_desempenho.G27"/>
            <calcext:condition calcext:apply-style-name="ConditionalStyle_2" calcext:value="=&quot;NÃO&quot;" calcext:base-cell-address="controle_desempenho.G27"/>
          </calcext:conditional-format>
          <calcext:conditional-format calcext:target-range-address="controle_desempenho.G28:controle_desempenho.G28">
            <calcext:condition calcext:apply-style-name="ConditionalStyle_1" calcext:value="=&quot;SIM&quot;" calcext:base-cell-address="controle_desempenho.G28"/>
            <calcext:condition calcext:apply-style-name="ConditionalStyle_2" calcext:value="=&quot;NÃO&quot;" calcext:base-cell-address="controle_desempenho.G28"/>
          </calcext:conditional-format>
          <calcext:conditional-format calcext:target-range-address="controle_desempenho.G29:controle_desempenho.G29">
            <calcext:condition calcext:apply-style-name="ConditionalStyle_1" calcext:value="=&quot;SIM&quot;" calcext:base-cell-address="controle_desempenho.G29"/>
            <calcext:condition calcext:apply-style-name="ConditionalStyle_2" calcext:value="=&quot;NÃO&quot;" calcext:base-cell-address="controle_desempenho.G29"/>
          </calcext:conditional-format>
          <calcext:conditional-format calcext:target-range-address="controle_desempenho.G30:controle_desempenho.G30">
            <calcext:condition calcext:apply-style-name="ConditionalStyle_1" calcext:value="=&quot;SIM&quot;" calcext:base-cell-address="controle_desempenho.G30"/>
            <calcext:condition calcext:apply-style-name="ConditionalStyle_2" calcext:value="=&quot;NÃO&quot;" calcext:base-cell-address="controle_desempenho.G30"/>
          </calcext:conditional-format>
          <calcext:conditional-format calcext:target-range-address="controle_desempenho.G31:controle_desempenho.G31">
            <calcext:condition calcext:apply-style-name="ConditionalStyle_1" calcext:value="=&quot;SIM&quot;" calcext:base-cell-address="controle_desempenho.G31"/>
            <calcext:condition calcext:apply-style-name="ConditionalStyle_2" calcext:value="=&quot;NÃO&quot;" calcext:base-cell-address="controle_desempenho.G31"/>
          </calcext:conditional-format>
          <calcext:conditional-format calcext:target-range-address="controle_desempenho.G32:controle_desempenho.G32">
            <calcext:condition calcext:apply-style-name="ConditionalStyle_1" calcext:value="=&quot;SIM&quot;" calcext:base-cell-address="controle_desempenho.G32"/>
            <calcext:condition calcext:apply-style-name="ConditionalStyle_2" calcext:value="=&quot;NÃO&quot;" calcext:base-cell-address="controle_desempenho.G32"/>
          </calcext:conditional-format>
          <calcext:conditional-format calcext:target-range-address="controle_desempenho.K4:controle_desempenho.K4">
            <calcext:condition calcext:apply-style-name="ConditionalStyle_1" calcext:value="=&quot;SIM&quot;" calcext:base-cell-address="controle_desempenho.K4"/>
            <calcext:condition calcext:apply-style-name="ConditionalStyle_2" calcext:value="=&quot;NÃO&quot;" calcext:base-cell-address="controle_desempenho.K4"/>
          </calcext:conditional-format>
          <calcext:conditional-format calcext:target-range-address="controle_desempenho.K5:controle_desempenho.K5">
            <calcext:condition calcext:apply-style-name="ConditionalStyle_1" calcext:value="=&quot;SIM&quot;" calcext:base-cell-address="controle_desempenho.K5"/>
            <calcext:condition calcext:apply-style-name="ConditionalStyle_2" calcext:value="=&quot;NÃO&quot;" calcext:base-cell-address="controle_desempenho.K5"/>
          </calcext:conditional-format>
          <calcext:conditional-format calcext:target-range-address="controle_desempenho.K6:controle_desempenho.K6">
            <calcext:condition calcext:apply-style-name="ConditionalStyle_1" calcext:value="=&quot;SIM&quot;" calcext:base-cell-address="controle_desempenho.K6"/>
            <calcext:condition calcext:apply-style-name="ConditionalStyle_2" calcext:value="=&quot;NÃO&quot;" calcext:base-cell-address="controle_desempenho.K6"/>
          </calcext:conditional-format>
          <calcext:conditional-format calcext:target-range-address="controle_desempenho.K7:controle_desempenho.K7">
            <calcext:condition calcext:apply-style-name="ConditionalStyle_1" calcext:value="=&quot;SIM&quot;" calcext:base-cell-address="controle_desempenho.K7"/>
            <calcext:condition calcext:apply-style-name="ConditionalStyle_2" calcext:value="=&quot;NÃO&quot;" calcext:base-cell-address="controle_desempenho.K7"/>
          </calcext:conditional-format>
          <calcext:conditional-format calcext:target-range-address="controle_desempenho.K8:controle_desempenho.K8">
            <calcext:condition calcext:apply-style-name="ConditionalStyle_1" calcext:value="=&quot;SIM&quot;" calcext:base-cell-address="controle_desempenho.K8"/>
            <calcext:condition calcext:apply-style-name="ConditionalStyle_2" calcext:value="=&quot;NÃO&quot;" calcext:base-cell-address="controle_desempenho.K8"/>
          </calcext:conditional-format>
          <calcext:conditional-format calcext:target-range-address="controle_desempenho.K9:controle_desempenho.K9">
            <calcext:condition calcext:apply-style-name="ConditionalStyle_1" calcext:value="=&quot;SIM&quot;" calcext:base-cell-address="controle_desempenho.K9"/>
            <calcext:condition calcext:apply-style-name="ConditionalStyle_2" calcext:value="=&quot;NÃO&quot;" calcext:base-cell-address="controle_desempenho.K9"/>
          </calcext:conditional-format>
          <calcext:conditional-format calcext:target-range-address="controle_desempenho.K10:controle_desempenho.K10">
            <calcext:condition calcext:apply-style-name="ConditionalStyle_1" calcext:value="=&quot;SIM&quot;" calcext:base-cell-address="controle_desempenho.K10"/>
            <calcext:condition calcext:apply-style-name="ConditionalStyle_2" calcext:value="=&quot;NÃO&quot;" calcext:base-cell-address="controle_desempenho.K10"/>
          </calcext:conditional-format>
          <calcext:conditional-format calcext:target-range-address="controle_desempenho.K11:controle_desempenho.K11">
            <calcext:condition calcext:apply-style-name="ConditionalStyle_1" calcext:value="=&quot;SIM&quot;" calcext:base-cell-address="controle_desempenho.K11"/>
            <calcext:condition calcext:apply-style-name="ConditionalStyle_2" calcext:value="=&quot;NÃO&quot;" calcext:base-cell-address="controle_desempenho.K11"/>
          </calcext:conditional-format>
          <calcext:conditional-format calcext:target-range-address="controle_desempenho.K12:controle_desempenho.K12">
            <calcext:condition calcext:apply-style-name="ConditionalStyle_1" calcext:value="=&quot;SIM&quot;" calcext:base-cell-address="controle_desempenho.K12"/>
            <calcext:condition calcext:apply-style-name="ConditionalStyle_2" calcext:value="=&quot;NÃO&quot;" calcext:base-cell-address="controle_desempenho.K12"/>
          </calcext:conditional-format>
          <calcext:conditional-format calcext:target-range-address="controle_desempenho.K13:controle_desempenho.K13">
            <calcext:condition calcext:apply-style-name="ConditionalStyle_1" calcext:value="=&quot;SIM&quot;" calcext:base-cell-address="controle_desempenho.K13"/>
            <calcext:condition calcext:apply-style-name="ConditionalStyle_2" calcext:value="=&quot;NÃO&quot;" calcext:base-cell-address="controle_desempenho.K13"/>
          </calcext:conditional-format>
          <calcext:conditional-format calcext:target-range-address="controle_desempenho.K14:controle_desempenho.K14">
            <calcext:condition calcext:apply-style-name="ConditionalStyle_1" calcext:value="=&quot;SIM&quot;" calcext:base-cell-address="controle_desempenho.K14"/>
            <calcext:condition calcext:apply-style-name="ConditionalStyle_2" calcext:value="=&quot;NÃO&quot;" calcext:base-cell-address="controle_desempenho.K14"/>
          </calcext:conditional-format>
          <calcext:conditional-format calcext:target-range-address="controle_desempenho.K15:controle_desempenho.K15">
            <calcext:condition calcext:apply-style-name="ConditionalStyle_1" calcext:value="=&quot;SIM&quot;" calcext:base-cell-address="controle_desempenho.K15"/>
            <calcext:condition calcext:apply-style-name="ConditionalStyle_2" calcext:value="=&quot;NÃO&quot;" calcext:base-cell-address="controle_desempenho.K15"/>
          </calcext:conditional-format>
          <calcext:conditional-format calcext:target-range-address="controle_desempenho.K16:controle_desempenho.K16">
            <calcext:condition calcext:apply-style-name="ConditionalStyle_1" calcext:value="=&quot;SIM&quot;" calcext:base-cell-address="controle_desempenho.K16"/>
            <calcext:condition calcext:apply-style-name="ConditionalStyle_2" calcext:value="=&quot;NÃO&quot;" calcext:base-cell-address="controle_desempenho.K16"/>
          </calcext:conditional-format>
          <calcext:conditional-format calcext:target-range-address="controle_desempenho.K17:controle_desempenho.K17">
            <calcext:condition calcext:apply-style-name="ConditionalStyle_1" calcext:value="=&quot;SIM&quot;" calcext:base-cell-address="controle_desempenho.K17"/>
            <calcext:condition calcext:apply-style-name="ConditionalStyle_2" calcext:value="=&quot;NÃO&quot;" calcext:base-cell-address="controle_desempenho.K17"/>
          </calcext:conditional-format>
          <calcext:conditional-format calcext:target-range-address="controle_desempenho.K18:controle_desempenho.K18">
            <calcext:condition calcext:apply-style-name="ConditionalStyle_1" calcext:value="=&quot;SIM&quot;" calcext:base-cell-address="controle_desempenho.K18"/>
            <calcext:condition calcext:apply-style-name="ConditionalStyle_2" calcext:value="=&quot;NÃO&quot;" calcext:base-cell-address="controle_desempenho.K18"/>
          </calcext:conditional-format>
          <calcext:conditional-format calcext:target-range-address="controle_desempenho.K19:controle_desempenho.K19">
            <calcext:condition calcext:apply-style-name="ConditionalStyle_1" calcext:value="=&quot;SIM&quot;" calcext:base-cell-address="controle_desempenho.K19"/>
            <calcext:condition calcext:apply-style-name="ConditionalStyle_2" calcext:value="=&quot;NÃO&quot;" calcext:base-cell-address="controle_desempenho.K19"/>
          </calcext:conditional-format>
          <calcext:conditional-format calcext:target-range-address="controle_desempenho.K20:controle_desempenho.K20">
            <calcext:condition calcext:apply-style-name="ConditionalStyle_1" calcext:value="=&quot;SIM&quot;" calcext:base-cell-address="controle_desempenho.K20"/>
            <calcext:condition calcext:apply-style-name="ConditionalStyle_2" calcext:value="=&quot;NÃO&quot;" calcext:base-cell-address="controle_desempenho.K20"/>
          </calcext:conditional-format>
          <calcext:conditional-format calcext:target-range-address="controle_desempenho.K21:controle_desempenho.K21">
            <calcext:condition calcext:apply-style-name="ConditionalStyle_1" calcext:value="=&quot;SIM&quot;" calcext:base-cell-address="controle_desempenho.K21"/>
            <calcext:condition calcext:apply-style-name="ConditionalStyle_2" calcext:value="=&quot;NÃO&quot;" calcext:base-cell-address="controle_desempenho.K21"/>
          </calcext:conditional-format>
          <calcext:conditional-format calcext:target-range-address="controle_desempenho.K22:controle_desempenho.K22">
            <calcext:condition calcext:apply-style-name="ConditionalStyle_1" calcext:value="=&quot;SIM&quot;" calcext:base-cell-address="controle_desempenho.K22"/>
            <calcext:condition calcext:apply-style-name="ConditionalStyle_2" calcext:value="=&quot;NÃO&quot;" calcext:base-cell-address="controle_desempenho.K22"/>
          </calcext:conditional-format>
          <calcext:conditional-format calcext:target-range-address="controle_desempenho.C4:controle_desempenho.C4">
            <calcext:condition calcext:apply-style-name="ConditionalStyle_1" calcext:value="=&quot;SIM&quot;" calcext:base-cell-address="controle_desempenho.C4"/>
            <calcext:condition calcext:apply-style-name="ConditionalStyle_2" calcext:value="=&quot;NÃO&quot;" calcext:base-cell-address="controle_desempenho.C4"/>
          </calcext:conditional-format>
          <calcext:conditional-format calcext:target-range-address="controle_desempenho.C5:controle_desempenho.C5">
            <calcext:condition calcext:apply-style-name="ConditionalStyle_1" calcext:value="=&quot;SIM&quot;" calcext:base-cell-address="controle_desempenho.C5"/>
            <calcext:condition calcext:apply-style-name="ConditionalStyle_2" calcext:value="=&quot;NÃO&quot;" calcext:base-cell-address="controle_desempenho.C5"/>
          </calcext:conditional-format>
          <calcext:conditional-format calcext:target-range-address="controle_desempenho.C6:controle_desempenho.C6">
            <calcext:condition calcext:apply-style-name="ConditionalStyle_1" calcext:value="=&quot;SIM&quot;" calcext:base-cell-address="controle_desempenho.C6"/>
            <calcext:condition calcext:apply-style-name="ConditionalStyle_2" calcext:value="=&quot;NÃO&quot;" calcext:base-cell-address="controle_desempenho.C6"/>
          </calcext:conditional-format>
          <calcext:conditional-format calcext:target-range-address="controle_desempenho.C7:controle_desempenho.C7">
            <calcext:condition calcext:apply-style-name="ConditionalStyle_1" calcext:value="=&quot;SIM&quot;" calcext:base-cell-address="controle_desempenho.C7"/>
            <calcext:condition calcext:apply-style-name="ConditionalStyle_2" calcext:value="=&quot;NÃO&quot;" calcext:base-cell-address="controle_desempenho.C7"/>
          </calcext:conditional-format>
          <calcext:conditional-format calcext:target-range-address="controle_desempenho.C8:controle_desempenho.C8">
            <calcext:condition calcext:apply-style-name="ConditionalStyle_1" calcext:value="=&quot;SIM&quot;" calcext:base-cell-address="controle_desempenho.C8"/>
            <calcext:condition calcext:apply-style-name="ConditionalStyle_2" calcext:value="=&quot;NÃO&quot;" calcext:base-cell-address="controle_desempenho.C8"/>
          </calcext:conditional-format>
          <calcext:conditional-format calcext:target-range-address="controle_desempenho.C9:controle_desempenho.C9">
            <calcext:condition calcext:apply-style-name="ConditionalStyle_1" calcext:value="=&quot;SIM&quot;" calcext:base-cell-address="controle_desempenho.C9"/>
            <calcext:condition calcext:apply-style-name="ConditionalStyle_2" calcext:value="=&quot;NÃO&quot;" calcext:base-cell-address="controle_desempenho.C9"/>
          </calcext:conditional-format>
          <calcext:conditional-format calcext:target-range-address="controle_desempenho.C10:controle_desempenho.C10">
            <calcext:condition calcext:apply-style-name="ConditionalStyle_1" calcext:value="=&quot;SIM&quot;" calcext:base-cell-address="controle_desempenho.C10"/>
            <calcext:condition calcext:apply-style-name="ConditionalStyle_2" calcext:value="=&quot;NÃO&quot;" calcext:base-cell-address="controle_desempenho.C10"/>
          </calcext:conditional-format>
          <calcext:conditional-format calcext:target-range-address="controle_desempenho.C11:controle_desempenho.C11">
            <calcext:condition calcext:apply-style-name="ConditionalStyle_1" calcext:value="=&quot;SIM&quot;" calcext:base-cell-address="controle_desempenho.C11"/>
            <calcext:condition calcext:apply-style-name="ConditionalStyle_2" calcext:value="=&quot;NÃO&quot;" calcext:base-cell-address="controle_desempenho.C11"/>
          </calcext:conditional-format>
          <calcext:conditional-format calcext:target-range-address="controle_desempenho.C12:controle_desempenho.C12">
            <calcext:condition calcext:apply-style-name="ConditionalStyle_1" calcext:value="=&quot;SIM&quot;" calcext:base-cell-address="controle_desempenho.C12"/>
            <calcext:condition calcext:apply-style-name="ConditionalStyle_2" calcext:value="=&quot;NÃO&quot;" calcext:base-cell-address="controle_desempenho.C12"/>
          </calcext:conditional-format>
          <calcext:conditional-format calcext:target-range-address="controle_desempenho.C13:controle_desempenho.C13">
            <calcext:condition calcext:apply-style-name="ConditionalStyle_1" calcext:value="=&quot;SIM&quot;" calcext:base-cell-address="controle_desempenho.C13"/>
            <calcext:condition calcext:apply-style-name="ConditionalStyle_2" calcext:value="=&quot;NÃO&quot;" calcext:base-cell-address="controle_desempenho.C13"/>
          </calcext:conditional-format>
          <calcext:conditional-format calcext:target-range-address="controle_desempenho.C14:controle_desempenho.C14">
            <calcext:condition calcext:apply-style-name="ConditionalStyle_1" calcext:value="=&quot;SIM&quot;" calcext:base-cell-address="controle_desempenho.C14"/>
            <calcext:condition calcext:apply-style-name="ConditionalStyle_2" calcext:value="=&quot;NÃO&quot;" calcext:base-cell-address="controle_desempenho.C14"/>
          </calcext:conditional-format>
          <calcext:conditional-format calcext:target-range-address="controle_desempenho.C15:controle_desempenho.C15">
            <calcext:condition calcext:apply-style-name="ConditionalStyle_1" calcext:value="=&quot;SIM&quot;" calcext:base-cell-address="controle_desempenho.C15"/>
            <calcext:condition calcext:apply-style-name="ConditionalStyle_2" calcext:value="=&quot;NÃO&quot;" calcext:base-cell-address="controle_desempenho.C15"/>
          </calcext:conditional-format>
          <calcext:conditional-format calcext:target-range-address="controle_desempenho.C16:controle_desempenho.C16">
            <calcext:condition calcext:apply-style-name="ConditionalStyle_1" calcext:value="=&quot;SIM&quot;" calcext:base-cell-address="controle_desempenho.C16"/>
            <calcext:condition calcext:apply-style-name="ConditionalStyle_2" calcext:value="=&quot;NÃO&quot;" calcext:base-cell-address="controle_desempenho.C16"/>
          </calcext:conditional-format>
          <calcext:conditional-format calcext:target-range-address="controle_desempenho.C17:controle_desempenho.C17">
            <calcext:condition calcext:apply-style-name="ConditionalStyle_1" calcext:value="=&quot;SIM&quot;" calcext:base-cell-address="controle_desempenho.C17"/>
            <calcext:condition calcext:apply-style-name="ConditionalStyle_2" calcext:value="=&quot;NÃO&quot;" calcext:base-cell-address="controle_desempenho.C17"/>
          </calcext:conditional-format>
          <calcext:conditional-format calcext:target-range-address="controle_desempenho.C18:controle_desempenho.C18">
            <calcext:condition calcext:apply-style-name="ConditionalStyle_1" calcext:value="=&quot;SIM&quot;" calcext:base-cell-address="controle_desempenho.C18"/>
            <calcext:condition calcext:apply-style-name="ConditionalStyle_2" calcext:value="=&quot;NÃO&quot;" calcext:base-cell-address="controle_desempenho.C18"/>
          </calcext:conditional-format>
          <calcext:conditional-format calcext:target-range-address="controle_desempenho.C19:controle_desempenho.C19">
            <calcext:condition calcext:apply-style-name="ConditionalStyle_1" calcext:value="=&quot;SIM&quot;" calcext:base-cell-address="controle_desempenho.C19"/>
            <calcext:condition calcext:apply-style-name="ConditionalStyle_2" calcext:value="=&quot;NÃO&quot;" calcext:base-cell-address="controle_desempenho.C19"/>
          </calcext:conditional-format>
          <calcext:conditional-format calcext:target-range-address="controle_desempenho.C20:controle_desempenho.C20">
            <calcext:condition calcext:apply-style-name="ConditionalStyle_1" calcext:value="=&quot;SIM&quot;" calcext:base-cell-address="controle_desempenho.C20"/>
            <calcext:condition calcext:apply-style-name="ConditionalStyle_2" calcext:value="=&quot;NÃO&quot;" calcext:base-cell-address="controle_desempenho.C20"/>
          </calcext:conditional-format>
          <calcext:conditional-format calcext:target-range-address="controle_desempenho.C21:controle_desempenho.C21">
            <calcext:condition calcext:apply-style-name="ConditionalStyle_1" calcext:value="=&quot;SIM&quot;" calcext:base-cell-address="controle_desempenho.C21"/>
            <calcext:condition calcext:apply-style-name="ConditionalStyle_2" calcext:value="=&quot;NÃO&quot;" calcext:base-cell-address="controle_desempenho.C21"/>
          </calcext:conditional-format>
          <calcext:conditional-format calcext:target-range-address="controle_desempenho.C22:controle_desempenho.C22">
            <calcext:condition calcext:apply-style-name="ConditionalStyle_1" calcext:value="=&quot;SIM&quot;" calcext:base-cell-address="controle_desempenho.C22"/>
            <calcext:condition calcext:apply-style-name="ConditionalStyle_2" calcext:value="=&quot;NÃO&quot;" calcext:base-cell-address="controle_desempenho.C22"/>
          </calcext:conditional-format>
          <calcext:conditional-format calcext:target-range-address="controle_desempenho.C23:controle_desempenho.C23">
            <calcext:condition calcext:apply-style-name="ConditionalStyle_1" calcext:value="=&quot;SIM&quot;" calcext:base-cell-address="controle_desempenho.C23"/>
            <calcext:condition calcext:apply-style-name="ConditionalStyle_2" calcext:value="=&quot;NÃO&quot;" calcext:base-cell-address="controle_desempenho.C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ed1c24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a65d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2" style:display-name="ConditionalStyle_2" style:family="table-cell" style:parent-style-name="Default">
      <style:text-properties fo:color="#ed1c24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3" style:display-name="ConditionalStyle_3" style:family="table-cell" style:parent-style-name="Default">
      <style:table-cell-properties fo:background-color="#00a65d"/>
      <style:text-properties fo:color="#ffffff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4" style:display-name="ConditionalStyle_4" style:family="table-cell" style:parent-style-name="Default">
      <style:table-cell-properties fo:background-color="#ed1c24"/>
      <style:text-properties style:font-name="Lohit Devanagari" fo:font-family="'Lohit Devanagari'" style:font-family-generic="swiss" style:font-name-complex="Lohit Devanagari" style:font-family-complex="'Lohit Devanagari'" style:font-family-generic-complex="swiss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hadow="none" style:print-page-order="ttb" style:first-page-number="1" style:scale-to="100%" style:writing-mode="lr-tb" style:print="charts drawings objects zero-values"/>
      <style:header-style>
        <style:header-footer-properties fo:min-height="6.7mm" fo:margin-left="0mm" fo:margin-right="0mm" fo:margin-bottom="2.5mm"/>
      </style:header-style>
      <style:footer-style>
        <style:header-footer-properties fo:min-height="6.7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7:07:52.307788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e_5f_desempenho" style:display-name="PageStyle_controle_desempenh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8:33:04</meta:creation-date>
    <dc:language>pt-BR</dc:language>
    <dc:date>2020-11-08T19:12:40.507863986</dc:date>
    <meta:editing-cycles>26</meta:editing-cycles>
    <meta:editing-duration>PT6H22M1S</meta:editing-duration>
    <meta:generator>LibreOffice/6.0.7.3$Linux_X86_64 LibreOffice_project/00m0$Build-3</meta:generator>
    <meta:document-statistic meta:table-count="1" meta:cell-count="237" meta:object-count="0"/>
  </office:meta>
</office:document-meta>
</file>